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2.67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73cm" fo:min-width="3.3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11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627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49cm" fo:min-width="4.898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49cm" fo:min-width="5.21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3cm" fo:min-width="4.58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2cm" fo:min-width="2.675cm" loext:decorative="false"/>
      <style:paragraph-properties style:writing-mode="lr-tb"/>
    </style:style>
    <style:style style:name="gr21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338cm" fo:min-width="4.263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893cm" svg:y1="4.492cm" svg:x2="14.495cm" svg:y2="4.492cm" draw:start-shape="id1" draw:start-glue-point="1" draw:end-shape="id2" draw:end-glue-point="3" svg:d="M4893 4492h9602" svg:viewBox="0 0 9603 1">
          <text:p text:style-name="P1"/>
        </draw:connector>
        <draw:custom-shape draw:style-name="gr1" draw:text-style-name="P1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3" draw:layer="layout" svg:width="8.901cm" svg:height="0.962cm" svg:x="11.795cm" svg:y="6.388cm">
          <draw:text-box>
            <text:p>(undirected unweighted edge)</text:p>
          </draw:text-box>
        </draw:frame>
        <draw:frame draw:style-name="gr5" draw:text-style-name="P3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3" draw:layer="layout" svg:width="4.1cm" svg:height="0.962cm" svg:x="8.42cm" svg:y="1cm">
          <draw:text-box>
            <text:p>Components</text:p>
          </draw:text-box>
        </draw:frame>
        <draw:connector draw:style-name="gr2" draw:text-style-name="P2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5" draw:layer="layout" svg:width="8.16cm" svg:height="1.673cm" svg:x="4.187cm" svg:y="5.68cm">
          <draw:text-box>
            <text:p text:style-name="P4"><text:s text:c="18"/>75</text:p>
            <text:p text:style-name="P4">(directed weighted edge)</text:p>
          </draw:text-box>
        </draw:frame>
        <draw:connector draw:style-name="gr8" draw:text-style-name="P2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2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</draw:page>
      <draw:page draw:name="page2" draw:style-name="dp1" draw:master-page-name="Default">
        <draw:frame draw:style-name="gr10" draw:text-style-name="P7" draw:layer="layout" svg:width="9.595cm" svg:height="0.962cm" svg:x="6.362cm" svg:y="14.2cm">
          <draw:text-box>
            <text:p text:style-name="P6">Cyclic Undirected unweighted</text:p>
          </draw:text-box>
        </draw:frame>
        <draw:custom-shape draw:style-name="gr11" draw:text-style-name="P8" xml:id="id4" draw:id="id4" draw:layer="layout" svg:width="3.175cm" svg:height="1.587cm" svg:x="2.905cm" svg:y="16.028cm">
          <text:p text:style-name="P8">Neimar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.81cm" svg:height="2.223cm" svg:x="14.97cm" svg:y="18.667cm">
          <text:p text:style-name="P8">Cristiano Ronaldo</text:p>
          <draw:enhanced-geometry svg:viewBox="0 0 21600 21600" draw:type="rectangle" draw:enhanced-path="M 0 0 L 21600 0 21600 21600 0 21600 0 0 Z N"/>
        </draw:custom-shape>
        <draw:custom-shape draw:style-name="gr11" draw:text-style-name="P8" xml:id="id9" draw:id="id9" draw:layer="layout" svg:width="3.175cm" svg:height="1.587cm" svg:x="15.287cm" svg:y="25.062cm">
          <text:p text:style-name="P8">Messi</text:p>
          <draw:enhanced-geometry svg:viewBox="0 0 21600 21600" draw:type="rectangle" draw:enhanced-path="M 0 0 L 21600 0 21600 21600 0 21600 0 0 Z N"/>
        </draw:custom-shape>
        <draw:custom-shape draw:style-name="gr13" draw:text-style-name="P8" xml:id="id6" draw:id="id6" draw:layer="layout" svg:width="3.811cm" svg:height="1.588cm" svg:x="2.586cm" svg:y="22.377cm">
          <text:p text:style-name="P8">Ronaldinho</text:p>
          <draw:enhanced-geometry svg:viewBox="0 0 21600 21600" draw:type="rectangle" draw:enhanced-path="M 0 0 L 21600 0 21600 21600 0 21600 0 0 Z N"/>
        </draw:custom-shape>
        <draw:custom-shape draw:style-name="gr14" draw:text-style-name="P8" xml:id="id7" draw:id="id7" draw:layer="layout" svg:width="3.175cm" svg:height="1.27cm" svg:x="7.032cm" svg:y="25.235cm">
          <text:p text:style-name="P8">Zidane</text:p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3.175cm" svg:height="1.587cm" svg:x="9.255cm" svg:y="16.027cm">
          <text:p text:style-name="P8">Ronaldo Gaucho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08cm" svg:y1="16.821cm" svg:x2="9.255cm" svg:y2="16.82cm" draw:start-shape="id4" draw:start-glue-point="1" draw:end-shape="id5" svg:d="M6080 16821l3175-1" svg:viewBox="0 0 3176 2">
          <text:p/>
        </draw:connector>
        <draw:connector draw:style-name="gr8" draw:text-style-name="P2" draw:layer="layout" draw:type="line" svg:x1="4.492cm" svg:y1="17.615cm" svg:x2="4.491cm" svg:y2="22.377cm" draw:start-shape="id4" draw:start-glue-point="2" draw:end-shape="id6" draw:end-glue-point="0" svg:d="M4492 17615l-1 4762" svg:viewBox="0 0 2 4763">
          <text:p/>
        </draw:connector>
        <draw:connector draw:style-name="gr8" draw:text-style-name="P2" draw:layer="layout" draw:type="line" svg:x1="4.491cm" svg:y1="22.377cm" svg:x2="10.842cm" svg:y2="17.614cm" draw:start-shape="id6" draw:start-glue-point="0" draw:end-shape="id5" draw:end-glue-point="2" svg:d="M4491 22377l6351-4763" svg:viewBox="0 0 6352 4764">
          <text:p/>
        </draw:connector>
        <draw:connector draw:style-name="gr8" draw:text-style-name="P2" draw:layer="layout" draw:type="line" svg:x1="4.491cm" svg:y1="23.965cm" svg:x2="8.619cm" svg:y2="25.235cm" draw:start-shape="id6" draw:start-glue-point="2" draw:end-shape="id7" draw:end-glue-point="0" svg:d="M4491 23965l4128 1270" svg:viewBox="0 0 4129 1271">
          <text:p/>
        </draw:connector>
        <draw:connector draw:style-name="gr8" draw:text-style-name="P2" draw:layer="layout" draw:type="line" svg:x1="12.43cm" svg:y1="16.82cm" svg:x2="16.875cm" svg:y2="18.667cm" draw:start-shape="id5" draw:start-glue-point="1" draw:end-shape="id8" draw:end-glue-point="0" svg:d="M12430 16820l4445 1847" svg:viewBox="0 0 4446 1848">
          <text:p/>
        </draw:connector>
        <draw:connector draw:style-name="gr8" draw:text-style-name="P2" draw:layer="layout" draw:type="line" svg:x1="16.874cm" svg:y1="25.062cm" svg:x2="16.875cm" svg:y2="20.89cm" draw:start-shape="id9" draw:start-glue-point="0" draw:end-shape="id8" draw:end-glue-point="2" svg:d="M16874 25062l1-4172" svg:viewBox="0 0 2 4173">
          <text:p/>
        </draw:connector>
        <draw:connector draw:style-name="gr8" draw:text-style-name="P2" draw:layer="layout" draw:type="line" svg:x1="10.207cm" svg:y1="25.87cm" svg:x2="15.287cm" svg:y2="25.855cm" draw:start-shape="id7" draw:start-glue-point="1" draw:end-shape="id9" draw:end-glue-point="3" svg:d="M10207 25870l5080-15" svg:viewBox="0 0 5081 16">
          <text:p/>
        </draw:connector>
        <draw:connector draw:style-name="gr8" draw:text-style-name="P2" draw:layer="layout" draw:type="line" svg:x1="16.874cm" svg:y1="25.062cm" svg:x2="4.492cm" svg:y2="17.615cm" draw:start-shape="id9" draw:start-glue-point="0" draw:end-shape="id4" draw:end-glue-point="2" svg:d="M16874 25062l-12382-7447" svg:viewBox="0 0 12383 7448">
          <text:p/>
        </draw:connector>
        <draw:custom-shape draw:style-name="gr15" draw:text-style-name="P8" xml:id="id10" draw:id="id10" draw:layer="layout" svg:width="4.127cm" svg:height="1.588cm" svg:x="1.318cm" svg:y="2.552cm">
          <text:p text:style-name="P8">Algorithm</text:p>
          <draw:enhanced-geometry svg:viewBox="0 0 21600 21600" draw:type="rectangle" draw:enhanced-path="M 0 0 L 21600 0 21600 21600 0 21600 0 0 Z N"/>
        </draw:custom-shape>
        <draw:custom-shape draw:style-name="gr16" draw:text-style-name="P8" xml:id="id11" draw:id="id11" draw:layer="layout" svg:width="5.398cm" svg:height="0.999cm" svg:x="5.127cm" svg:y="5.716cm">
          <text:p text:style-name="P8">programming</text:p>
          <draw:enhanced-geometry svg:viewBox="0 0 21600 21600" draw:type="rectangle" draw:enhanced-path="M 0 0 L 21600 0 21600 21600 0 21600 0 0 Z N"/>
        </draw:custom-shape>
        <draw:custom-shape draw:style-name="gr17" draw:text-style-name="P8" xml:id="id12" draw:id="id12" draw:layer="layout" svg:width="5.715cm" svg:height="0.999cm" svg:x="5.026cm" svg:y="10.178cm">
          <text:p text:style-name="P8">Object Oriented</text:p>
          <draw:enhanced-geometry svg:viewBox="0 0 21600 21600" draw:type="rectangle" draw:enhanced-path="M 0 0 L 21600 0 21600 21600 0 21600 0 0 Z N"/>
        </draw:custom-shape>
        <draw:custom-shape draw:style-name="gr18" draw:text-style-name="P8" xml:id="id13" draw:id="id13" draw:layer="layout" svg:width="5.08cm" svg:height="0.953cm" svg:x="13.382cm" svg:y="7.627cm">
          <text:p text:style-name="P8">Data Structures</text:p>
          <draw:enhanced-geometry svg:viewBox="0 0 21600 21600" draw:type="rectangle" draw:enhanced-path="M 0 0 L 21600 0 21600 21600 0 21600 0 0 Z N"/>
        </draw:custom-shape>
        <draw:custom-shape draw:style-name="gr19" draw:text-style-name="P8" xml:id="id14" draw:id="id14" draw:layer="layout" svg:width="4.445cm" svg:height="0.952cm" svg:x="13.7cm" svg:y="9.572cm">
          <text:p text:style-name="P8">Database</text:p>
          <draw:enhanced-geometry svg:viewBox="0 0 21600 21600" draw:type="rectangle" draw:enhanced-path="M 0 0 L 21600 0 21600 21600 0 21600 0 0 Z N"/>
        </draw:custom-shape>
        <draw:custom-shape draw:style-name="gr20" draw:text-style-name="P8" xml:id="id15" draw:id="id15" draw:layer="layout" svg:width="3.175cm" svg:height="0.952cm" svg:x="14.368cm" svg:y="11.734cm">
          <text:p text:style-name="P8">Backend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3.381cm" svg:y1="4.14cm" svg:x2="7.826cm" svg:y2="5.716cm" draw:start-shape="id10" draw:start-glue-point="2" draw:end-shape="id11" draw:end-glue-point="0" svg:d="M3381 4140l4445 1576" svg:viewBox="0 0 4446 1577">
          <text:p/>
        </draw:connector>
        <draw:connector draw:style-name="gr21" draw:text-style-name="P2" draw:layer="layout" draw:type="line" svg:x1="7.826cm" svg:y1="6.715cm" svg:x2="7.883cm" svg:y2="10.178cm" draw:start-shape="id11" draw:start-glue-point="2" draw:end-shape="id12" draw:end-glue-point="0" svg:d="M7826 6715l57 3463" svg:viewBox="0 0 58 3464">
          <text:p/>
        </draw:connector>
        <draw:connector draw:style-name="gr21" draw:text-style-name="P2" draw:layer="layout" draw:type="line" svg:x1="10.741cm" svg:y1="10.677cm" svg:x2="13.382cm" svg:y2="8.103cm" draw:start-shape="id12" draw:start-glue-point="1" draw:end-shape="id13" draw:end-glue-point="3" svg:d="M10741 10677l2641-2574" svg:viewBox="0 0 2642 2575">
          <text:p/>
        </draw:connector>
        <draw:connector draw:style-name="gr21" draw:text-style-name="P2" draw:layer="layout" draw:type="line" svg:x1="10.525cm" svg:y1="6.215cm" svg:x2="13.382cm" svg:y2="8.103cm" draw:start-shape="id11" draw:start-glue-point="1" draw:end-shape="id13" draw:end-glue-point="3" svg:d="M10525 6215l2857 1888" svg:viewBox="0 0 2858 1889">
          <text:p/>
        </draw:connector>
        <draw:connector draw:style-name="gr21" draw:text-style-name="P2" draw:layer="layout" draw:type="line" svg:x1="15.922cm" svg:y1="10.524cm" svg:x2="15.955cm" svg:y2="11.734cm" draw:start-shape="id14" draw:start-glue-point="2" draw:end-shape="id15" draw:end-glue-point="0" svg:d="M15922 10524l33 1210" svg:viewBox="0 0 34 1211">
          <text:p/>
        </draw:connector>
        <draw:custom-shape draw:style-name="gr22" draw:text-style-name="P8" xml:id="id16" draw:id="id16" draw:layer="layout" svg:width="4.763cm" svg:height="1.588cm" svg:x="12.747cm" svg:y="2.552cm">
          <text:p text:style-name="P8">Frontend :)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5.445cm" svg:y1="3.346cm" svg:x2="12.747cm" svg:y2="3.346cm" draw:start-shape="id10" draw:start-glue-point="1" draw:end-shape="id16" draw:end-glue-point="3" svg:d="M5445 3346h7302" svg:viewBox="0 0 7303 1">
          <text:p/>
        </draw:connector>
        <draw:frame draw:style-name="gr10" draw:text-style-name="P7" draw:layer="layout" svg:width="9.595cm" svg:height="0.962cm" svg:x="6.327cm" svg:y="1.317cm">
          <draw:text-box>
            <text:p text:style-name="P6">Acyclic Directed unweighted</text:p>
          </draw:text-box>
        </draw:frame>
        <draw:connector draw:style-name="gr21" draw:text-style-name="P2" draw:layer="layout" draw:type="line" svg:x1="15.922cm" svg:y1="8.58cm" svg:x2="15.922cm" svg:y2="9.572cm" draw:start-shape="id13" draw:start-glue-point="2" draw:end-shape="id14" draw:end-glue-point="0" svg:d="M15922 8580v992" svg:viewBox="0 0 1 993">
          <text:p/>
        </draw:connector>
      </draw:page>
      <draw:page draw:name="page3" draw:style-name="dp1" draw:master-page-name="Default">
        <draw:custom-shape draw:style-name="gr23" draw:text-style-name="P9" xml:id="id17" draw:id="id17" draw:layer="layout" svg:width="4.763cm" svg:height="2.223cm" svg:x="1.952cm" svg:y="2.587cm">
          <text:p text:style-name="P8">San Francisco</text:p>
          <draw:enhanced-geometry svg:viewBox="0 0 21600 21600" draw:type="rectangle" draw:enhanced-path="M 0 0 L 21600 0 21600 21600 0 21600 0 0 Z N"/>
        </draw:custom-shape>
        <draw:custom-shape draw:style-name="gr23" draw:text-style-name="P9" xml:id="id18" draw:id="id18" draw:layer="layout" svg:width="4.763cm" svg:height="2.223cm" svg:x="1.952cm" svg:y="7.349cm">
          <text:p text:style-name="P8">Menlo Park</text:p>
          <draw:enhanced-geometry svg:viewBox="0 0 21600 21600" draw:type="rectangle" draw:enhanced-path="M 0 0 L 21600 0 21600 21600 0 21600 0 0 Z N"/>
        </draw:custom-shape>
        <draw:custom-shape draw:style-name="gr23" draw:text-style-name="P9" xml:id="id19" draw:id="id19" draw:layer="layout" svg:width="4.763cm" svg:height="2.223cm" svg:x="6.08cm" svg:y="11.159cm">
          <text:p text:style-name="P8">Palo Alto</text:p>
          <draw:enhanced-geometry svg:viewBox="0 0 21600 21600" draw:type="rectangle" draw:enhanced-path="M 0 0 L 21600 0 21600 21600 0 21600 0 0 Z N"/>
        </draw:custom-shape>
        <draw:custom-shape draw:style-name="gr23" draw:text-style-name="P9" xml:id="id21" draw:id="id21" draw:layer="layout" svg:width="4.763cm" svg:height="2.223cm" svg:x="6.085cm" svg:y="16.557cm">
          <text:p text:style-name="P8">Mountain View</text:p>
          <draw:enhanced-geometry svg:viewBox="0 0 21600 21600" draw:type="rectangle" draw:enhanced-path="M 0 0 L 21600 0 21600 21600 0 21600 0 0 Z N"/>
        </draw:custom-shape>
        <draw:custom-shape draw:style-name="gr23" draw:text-style-name="P9" xml:id="id20" draw:id="id20" draw:layer="layout" svg:width="4.763cm" svg:height="2.223cm" svg:x="14.334cm" svg:y="16.557cm">
          <text:p text:style-name="P8">Sunnyvale</text:p>
          <draw:enhanced-geometry svg:viewBox="0 0 21600 21600" draw:type="rectangle" draw:enhanced-path="M 0 0 L 21600 0 21600 21600 0 21600 0 0 Z N"/>
        </draw:custom-shape>
        <draw:custom-shape draw:style-name="gr23" draw:text-style-name="P9" xml:id="id22" draw:id="id22" draw:layer="layout" svg:width="4.763cm" svg:height="2.223cm" svg:x="14.327cm" svg:y="23.225cm">
          <text:p text:style-name="P8">San Jose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4.333cm" svg:y1="4.81cm" svg:x2="4.333cm" svg:y2="7.349cm" draw:start-shape="id17" draw:start-glue-point="2" draw:end-shape="id18" draw:end-glue-point="0" svg:d="M4333 4810v2539" svg:viewBox="0 0 1 2540">
          <text:p/>
        </draw:connector>
        <draw:connector draw:style-name="gr24" draw:text-style-name="P1" draw:layer="layout" svg:x1="6.715cm" svg:y1="3.698cm" svg:x2="8.461cm" svg:y2="11.159cm" draw:start-shape="id17" draw:start-glue-point="1" draw:end-shape="id19" svg:d="M6715 3698h1746v7461" svg:viewBox="0 0 1747 7462">
          <text:p/>
        </draw:connector>
        <draw:connector draw:style-name="gr24" draw:text-style-name="P1" draw:layer="layout" svg:x1="4.333cm" svg:y1="9.572cm" svg:x2="6.08cm" svg:y2="12.27cm" draw:start-shape="id18" draw:start-glue-point="2" draw:end-shape="id19" draw:end-glue-point="3" svg:d="M4333 9572v2698h1747" svg:viewBox="0 0 1748 2699">
          <text:p/>
        </draw:connector>
        <draw:connector draw:style-name="gr24" draw:text-style-name="P1" draw:layer="layout" svg:x1="10.843cm" svg:y1="12.27cm" svg:x2="16.715cm" svg:y2="16.557cm" draw:start-shape="id19" draw:start-glue-point="1" draw:end-shape="id20" draw:end-glue-point="0" svg:d="M10843 12270h5872v4287" svg:viewBox="0 0 5873 4288">
          <text:p/>
        </draw:connector>
        <draw:connector draw:style-name="gr24" draw:text-style-name="P1" draw:layer="layout" svg:x1="8.461cm" svg:y1="13.382cm" svg:x2="8.466cm" svg:y2="16.557cm" draw:start-shape="id19" draw:start-glue-point="2" draw:end-shape="id21" draw:end-glue-point="0" svg:d="M8461 13382v1587h5v1588" svg:viewBox="0 0 6 3176">
          <text:p/>
        </draw:connector>
        <draw:connector draw:style-name="gr24" draw:text-style-name="P1" draw:layer="layout" svg:x1="16.715cm" svg:y1="18.78cm" svg:x2="16.708cm" svg:y2="23.225cm" draw:start-shape="id20" draw:start-glue-point="2" draw:end-shape="id22" svg:d="M16715 18780v2222h-7v2223" svg:viewBox="0 0 8 4446">
          <text:p/>
        </draw:connector>
        <draw:connector draw:style-name="gr24" draw:text-style-name="P1" draw:layer="layout" svg:x1="8.466cm" svg:y1="18.78cm" svg:x2="14.327cm" svg:y2="24.336cm" draw:start-shape="id21" draw:start-glue-point="2" draw:end-shape="id22" draw:end-glue-point="3" svg:d="M8466 18780v5556h5861" svg:viewBox="0 0 5862 5557">
          <text:p/>
        </draw:connector>
        <draw:connector draw:style-name="gr24" draw:text-style-name="P1" draw:layer="layout" svg:x1="10.848cm" svg:y1="17.668cm" svg:x2="14.334cm" svg:y2="17.668cm" draw:start-shape="id21" draw:start-glue-point="1" draw:end-shape="id20" draw:end-glue-point="3" svg:d="M10848 17668h3486" svg:viewBox="0 0 3487 1">
          <text:p/>
        </draw:connector>
        <draw:frame draw:style-name="gr25" draw:text-style-name="P7" draw:layer="layout" svg:width="1.205cm" svg:height="0.962cm" svg:x="4.24cm" svg:y="5.753cm">
          <draw:text-box>
            <text:p text:style-name="P6">35</text:p>
          </draw:text-box>
        </draw:frame>
        <draw:frame draw:style-name="gr26" draw:text-style-name="P7" draw:layer="layout" svg:width="0.635cm" svg:height="0.962cm" svg:x="4.343cm" svg:y="10.525cm">
          <draw:text-box>
            <text:p text:style-name="P6">5</text:p>
          </draw:text-box>
        </draw:frame>
        <draw:frame draw:style-name="gr25" draw:text-style-name="P7" draw:layer="layout" svg:width="1.205cm" svg:height="0.962cm" svg:x="8.367cm" svg:y="7.032cm">
          <draw:text-box>
            <text:p text:style-name="P6">38</text:p>
          </draw:text-box>
        </draw:frame>
        <draw:frame draw:style-name="gr26" draw:text-style-name="P7" draw:layer="layout" svg:width="0.635cm" svg:height="0.962cm" svg:x="8.42cm" svg:y="14.325cm">
          <draw:text-box>
            <text:p text:style-name="P6">7</text:p>
          </draw:text-box>
        </draw:frame>
        <draw:frame draw:style-name="gr26" draw:text-style-name="P7" draw:layer="layout" svg:width="1.27cm" svg:height="0.962cm" svg:x="15.605cm" svg:y="12.42cm">
          <draw:text-box>
            <text:p text:style-name="P6">10</text:p>
          </draw:text-box>
        </draw:frame>
        <draw:frame draw:style-name="gr26" draw:text-style-name="P7" draw:layer="layout" svg:width="0.318cm" svg:height="0.962cm" svg:x="12.412cm" svg:y="16.875cm">
          <draw:text-box>
            <text:p text:style-name="P6">2</text:p>
          </draw:text-box>
        </draw:frame>
        <draw:frame draw:style-name="gr26" draw:text-style-name="P7" draw:layer="layout" svg:width="1.587cm" svg:height="0.962cm" svg:x="16.658cm" svg:y="20.358cm">
          <draw:text-box>
            <text:p text:style-name="P6">12</text:p>
          </draw:text-box>
        </draw:frame>
        <draw:frame draw:style-name="gr26" draw:text-style-name="P7" draw:layer="layout" svg:width="1.27cm" svg:height="0.962cm" svg:x="8.62cm" svg:y="21.31cm">
          <draw:text-box>
            <text:p text:style-name="P6">11</text:p>
          </draw:text-box>
        </draw:frame>
        <draw:frame draw:style-name="gr10" draw:text-style-name="P7" draw:layer="layout" svg:width="9.595cm" svg:height="0.962cm" svg:x="7.318cm" svg:y="1cm">
          <draw:text-box>
            <text:p text:style-name="P6">Cyclic Undirected and Weighte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1T19:05:48.451211495</dc:date>
    <meta:editing-duration>PT54M3S</meta:editing-duration>
    <meta:editing-cycles>9</meta:editing-cycles>
    <meta:document-statistic meta:object-count="65"/>
  </office:meta>
</office:document-meta>
</file>